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42d6"/>
    </style:style>
    <style:style style:name="P2" style:family="paragraph" style:parent-style-name="Standard">
      <style:text-properties style:text-underline-style="none" officeooo:paragraph-rsid="001542d6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1542d6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ae9ed"/>
    </style:style>
    <style:style style:name="P5" style:family="paragraph" style:parent-style-name="Standard">
      <style:text-properties officeooo:paragraph-rsid="001b6a85"/>
    </style:style>
    <style:style style:name="P6" style:family="paragraph" style:parent-style-name="Standard">
      <style:text-properties officeooo:rsid="001542d6" officeooo:paragraph-rsid="001542d6"/>
    </style:style>
    <style:style style:name="P7" style:family="paragraph" style:parent-style-name="Standard">
      <style:text-properties officeooo:rsid="0019126f" officeooo:paragraph-rsid="0019126f"/>
    </style:style>
    <style:style style:name="P8" style:family="paragraph" style:parent-style-name="Standard">
      <style:text-properties style:text-underline-style="none" officeooo:rsid="001542d6" officeooo:paragraph-rsid="001542d6"/>
    </style:style>
    <style:style style:name="T1" style:family="text">
      <style:text-properties officeooo:rsid="001542d6"/>
    </style:style>
    <style:style style:name="T2" style:family="text">
      <style:text-properties style:text-underline-style="none" officeooo:rsid="001542d6"/>
    </style:style>
    <style:style style:name="T3" style:family="text">
      <style:text-properties style:text-underline-style="none" officeooo:rsid="001b6a85"/>
    </style:style>
    <style:style style:name="T4" style:family="text">
      <style:text-properties fo:font-weight="bold" officeooo:rsid="001542d6" style:font-weight-asian="bold" style:font-weight-complex="bold"/>
    </style:style>
    <style:style style:name="T5" style:family="text">
      <style:text-properties officeooo:rsid="00162924"/>
    </style:style>
    <style:style style:name="T6" style:family="text">
      <style:text-properties officeooo:rsid="00178699"/>
    </style:style>
    <style:style style:name="T7" style:family="text">
      <style:text-properties officeooo:rsid="001847eb"/>
    </style:style>
    <style:style style:name="T8" style:family="text">
      <style:text-properties officeooo:rsid="0018723c"/>
    </style:style>
    <style:style style:name="T9" style:family="text">
      <style:text-properties officeooo:rsid="001ae9ed"/>
    </style:style>
    <style:style style:name="T10" style:family="text">
      <style:text-properties officeooo:rsid="001b6a85"/>
    </style:style>
    <style:style style:name="T11" style:family="text">
      <style:text-properties officeooo:rsid="001d5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ssignment 1 <text:s text:c="3"/></text:span><text:span text:style-name="T6">(</text:span><text:span text:style-name="T11">due on </text:span><text:span text:style-name="T6">August </text:span><text:span text:style-name="T11">26</text:span><text:span text:style-name="T6">, 2014)</text:span></text:p>
      <text:p text:style-name="P6"/>
      <text:p text:style-name="P1"><text:span text:style-name="T4">Notes: </text:span><text:span text:style-name="T1"><text:s/></text:span><text:span text:style-name="T7">(i) </text:span><text:span text:style-name="T1">Assignment</text:span><text:span text:style-name="T6">s</text:span><text:span text:style-name="T1"> can </text:span><text:span text:style-name="T5">be </text:span><text:span text:style-name="T6">solved</text:span><text:span text:style-name="T1"> in a group. You can form maximum of two students </text:span><text:span text:style-name="T5">in</text:span><text:span text:style-name="T1"> a group.</text:span></text:p>
      <text:p text:style-name="P1"><text:span text:style-name="T1"><text:tab/> </text:span><text:span text:style-name="T7">(ii) </text:span><text:span text:style-name="T1">Assignments will be submitted with in a week from the issuing date of it.</text:span></text:p>
      <text:p text:style-name="P1"><text:span text:style-name="T1"><text:tab/> </text:span><text:span text:style-name="T7">(iii) </text:span><text:span text:style-name="T1">Try to answer using Latex (word and other editors are also in acceptable form). </text:span><text:span text:style-name="T5">Submission <text:tab/> <text:s text:c="6"/><text:tab/> <text:s/>format is pdf.</text:span></text:p>
      <text:p text:style-name="P4"><text:span text:style-name="T1"><text:tab/></text:span><text:span text:style-name="T7">(iv) </text:span><text:span text:style-name="T9">Submit your assignments</text:span><text:span text:style-name="T1"> to TA through mail .</text:span></text:p>
      <text:p text:style-name="P7"/>
      <text:p text:style-name="P6"><text:tab/></text:p>
      <text:p text:style-name="P6"/>
      <text:p text:style-name="P6"/>
      <text:p text:style-name="P6"/>
      <text:p text:style-name="P1"><text:span text:style-name="T4">1) </text:span><text:span text:style-name="T1">Read the following paper carefully,</text:span></text:p>
      <text:p text:style-name="P6"/>
      <text:p text:style-name="P5"><text:span text:style-name="T2">“ An experimental study of the small world problem</text:span><text:span text:style-name="T3">- By </text:span><text:span text:style-name="T2">J. Travers and S. Milgram. </text:span><text:span text:style-name="T3">''</text:span></text:p>
      <text:p text:style-name="P8"/>
      <text:p text:style-name="P8">(http://measure.igpp.ucla.edu/GK12-SEE-LA/Lesson_Files_09/Tina_Wey/TW_social_networks_Milgram_1967_small_world_problem.pdf)</text:p>
      <text:p text:style-name="P6"/>
      <text:p text:style-name="P6">After reading the paper, try to find the similar problems and its proposed solutions in Computer Science and Engineering. (Maximum length of write up is one page)</text:p>
      <text:p text:style-name="P6"/>
      <text:p text:style-name="P6"/>
      <text:p text:style-name="P1"><text:span text:style-name="T4">2)</text:span><text:span text:style-name="T1"> Read the following paper,</text:span></text:p>
      <text:p text:style-name="P6"/>
      <text:p text:style-name="P2"><text:span text:style-name="T1">“Collective dynamics of 'small-world' networks </text:span><text:span text:style-name="T10">-By</text:span><text:span text:style-name="T1"> Duncan J. Watts Â &amp; Steven H. Strogatz. </text:span><text:span text:style-name="T10">''</text:span></text:p>
      <text:p text:style-name="P8"><text:s/></text:p>
      <text:p text:style-name="P1"><text:span text:style-name="T5">(</text:span><text:span text:style-name="T1">http://labs.yahoo.com/files/w_s_NATURE_0.pdfCollective dynamics of 'small-world' networks </text:span><text:span text:style-name="T5">)</text:span></text:p>
      <text:p text:style-name="P6"/>
      <text:p text:style-name="P1"><text:span text:style-name="T1">Write one page summary to describe the </text:span><text:span text:style-name="T8">main findings of the paper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rag </meta:initial-creator>
    <meta:creation-date>2014-08-13T17:11:13</meta:creation-date>
    <dc:date>2014-08-25T15:42:12</dc:date>
    <dc:creator>Anurag </dc:creator>
    <meta:editing-duration>PT23M39S</meta:editing-duration>
    <meta:editing-cycles>10</meta:editing-cycles>
    <meta:generator>LibreOffice/4.0.2.2$Linux_X86_64 LibreOffice_project/400m0$Build-2</meta:generator>
    <meta:document-statistic meta:table-count="0" meta:image-count="0" meta:object-count="0" meta:page-count="1" meta:paragraph-count="15" meta:word-count="157" meta:character-count="1080" meta:non-whitespace-character-count="914"/>
  </office:meta>
</office:document-meta>
</file>